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Stone Han" svg:font-family="'BabelStone Han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niqueID</text:p>
          </table:table-cell>
          <table:table-cell office:value-type="string" calcext:value-type="string">
            <text:p>mass_g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6329" calcext:value-type="float">
            <text:p>2.632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7675" calcext:value-type="float">
            <text:p>2.76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031" calcext:value-type="float">
            <text:p>2.03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0579" calcext:value-type="float">
            <text:p>4.057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95" calcext:value-type="float">
            <text:p>1.479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5045" calcext:value-type="float">
            <text:p>2.504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5411" calcext:value-type="float">
            <text:p>2.541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3554" calcext:value-type="float">
            <text:p>3.355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0453" calcext:value-type="float">
            <text:p>3.045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5565" calcext:value-type="float">
            <text:p>3.556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6645" calcext:value-type="float">
            <text:p>2.664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5565" calcext:value-type="float">
            <text:p>4.556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4413" calcext:value-type="float">
            <text:p>2.441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6336" calcext:value-type="float">
            <text:p>3.633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9509" calcext:value-type="float">
            <text:p>2.950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8467" calcext:value-type="float">
            <text:p>3.846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1182" calcext:value-type="float">
            <text:p>2.118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8866" calcext:value-type="float">
            <text:p>1.88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8392" calcext:value-type="float">
            <text:p>3.839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4041" calcext:value-type="float">
            <text:p>3.404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8857" calcext:value-type="float">
            <text:p>3.885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8657" calcext:value-type="float">
            <text:p>2.865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1209" calcext:value-type="float">
            <text:p>2.120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7838" calcext:value-type="float">
            <text:p>3.783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189" calcext:value-type="float">
            <text:p>2.18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4506" calcext:value-type="float">
            <text:p>2.450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8241" calcext:value-type="float">
            <text:p>1.824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5996" calcext:value-type="float">
            <text:p>2.599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3811" calcext:value-type="float">
            <text:p>2.381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952" calcext:value-type="float">
            <text:p>1.95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5474" calcext:value-type="float">
            <text:p>2.547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6948" calcext:value-type="float">
            <text:p>1.69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0534" calcext:value-type="float">
            <text:p>3.053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9843" calcext:value-type="float">
            <text:p>2.984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9646" calcext:value-type="float">
            <text:p>1.964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.7083" calcext:value-type="float">
            <text:p>2.708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238" calcext:value-type="float">
            <text:p>2.23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3231" calcext:value-type="float">
            <text:p>3.323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1833" calcext:value-type="float">
            <text:p>2.183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2538" calcext:value-type="float">
            <text:p>2.253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44" calcext:value-type="float">
            <text:p>2.4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2785" calcext:value-type="float">
            <text:p>3.278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8556" calcext:value-type="float">
            <text:p>2.855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7514" calcext:value-type="float">
            <text:p>3.751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.0645" calcext:value-type="float">
            <text:p>2.064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4419" calcext:value-type="float">
            <text:p>2.441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389" calcext:value-type="float">
            <text:p>2.38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3502" calcext:value-type="float">
            <text:p>2.350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6393" calcext:value-type="float">
            <text:p>2.63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4448" calcext:value-type="float">
            <text:p>2.444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2703" calcext:value-type="float">
            <text:p>3.270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1826" calcext:value-type="float">
            <text:p>2.182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9138" calcext:value-type="float">
            <text:p>3.913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5153" calcext:value-type="float">
            <text:p>3.515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8493" calcext:value-type="float">
            <text:p>3.849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4255" calcext:value-type="float">
            <text:p>2.425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0051" calcext:value-type="float">
            <text:p>3.005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5256" calcext:value-type="float">
            <text:p>2.525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9052" calcext:value-type="float">
            <text:p>2.905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0613" calcext:value-type="float">
            <text:p>3.06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098" calcext:value-type="float">
            <text:p>3.09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.7157" calcext:value-type="float">
            <text:p>3.715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535" calcext:value-type="float">
            <text:p>0.15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185" calcext:value-type="float">
            <text:p>3.518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1845" calcext:value-type="float">
            <text:p>3.184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1285" calcext:value-type="float">
            <text:p>2.128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2142" calcext:value-type="float">
            <text:p>3.214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7187" calcext:value-type="float">
            <text:p>3.718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1404" calcext:value-type="float">
            <text:p>2.140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3689" calcext:value-type="float">
            <text:p>3.368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2621" calcext:value-type="float">
            <text:p>2.262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5105" calcext:value-type="float">
            <text:p>3.510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.337" calcext:value-type="float">
            <text:p>3.33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449" calcext:value-type="float">
            <text:p>3.44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377" calcext:value-type="float">
            <text:p>1.437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4422" calcext:value-type="float">
            <text:p>3.442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6311" calcext:value-type="float">
            <text:p>2.631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3335" calcext:value-type="float">
            <text:p>2.333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2866" calcext:value-type="float">
            <text:p>3.286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.7355" calcext:value-type="float">
            <text:p>2.735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.5253" calcext:value-type="float">
            <text:p>2.525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0778" calcext:value-type="float">
            <text:p>2.077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.3908" calcext:value-type="float">
            <text:p>2.390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.0314" calcext:value-type="float">
            <text:p>2.031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4236" calcext:value-type="float">
            <text:p>3.423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2321" calcext:value-type="float">
            <text:p>3.232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7161" calcext:value-type="float">
            <text:p>1.716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9334" calcext:value-type="float">
            <text:p>1.933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9358" calcext:value-type="float">
            <text:p>1.935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7212" calcext:value-type="float">
            <text:p>1.72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708" calcext:value-type="float">
            <text:p>1.970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9745" calcext:value-type="float">
            <text:p>2.974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3621" calcext:value-type="float">
            <text:p>2.362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8411" calcext:value-type="float">
            <text:p>3.841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.639" calcext:value-type="float">
            <text:p>2.63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2613" calcext:value-type="float">
            <text:p>3.261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.3347" calcext:value-type="float">
            <text:p>2.334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894" calcext:value-type="float">
            <text:p>1.89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0076" calcext:value-type="float">
            <text:p>2.007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.32" calcext:value-type="float">
            <text:p>3.3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4795" calcext:value-type="float">
            <text:p>2.479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1938" calcext:value-type="float">
            <text:p>2.193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7642" calcext:value-type="float">
            <text:p>3.764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2339" calcext:value-type="float">
            <text:p>3.233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5308" calcext:value-type="float">
            <text:p>2.530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303" calcext:value-type="float">
            <text:p>1.30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02" calcext:value-type="float">
            <text:p>2.0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8507" calcext:value-type="float">
            <text:p>2.850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2655" calcext:value-type="float">
            <text:p>2.265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1721" calcext:value-type="float">
            <text:p>2.172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2119" calcext:value-type="float">
            <text:p>3.211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.1876" calcext:value-type="float">
            <text:p>3.187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9986" calcext:value-type="float">
            <text:p>2.99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.0262" calcext:value-type="float">
            <text:p>3.026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3124" calcext:value-type="float">
            <text:p>1.312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089" calcext:value-type="float">
            <text:p>2.08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997" calcext:value-type="float">
            <text:p>2.99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5002" calcext:value-type="float">
            <text:p>2.500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6158" calcext:value-type="float">
            <text:p>1.615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916" calcext:value-type="float">
            <text:p>1.91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677" calcext:value-type="float">
            <text:p>2.67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2304" calcext:value-type="float">
            <text:p>2.23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9651" calcext:value-type="float">
            <text:p>1.965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9188" calcext:value-type="float">
            <text:p>1.918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0011" calcext:value-type="float">
            <text:p>2.001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2095" calcext:value-type="float">
            <text:p>2.209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6336" calcext:value-type="float">
            <text:p>2.633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4484" calcext:value-type="float">
            <text:p>2.448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0604" calcext:value-type="float">
            <text:p>2.060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7852" calcext:value-type="float">
            <text:p>2.785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9673" calcext:value-type="float">
            <text:p>1.967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4965" calcext:value-type="float">
            <text:p>2.496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0006" calcext:value-type="float">
            <text:p>3.000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1487" calcext:value-type="float">
            <text:p>3.1487</text:p>
          </table:table-cell>
          <table:table-cell office:value-type="string" calcext:value-type="string">
            <text:p>Possibly 1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2873" calcext:value-type="float">
            <text:p>1.287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6614" calcext:value-type="float">
            <text:p>1.661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2294" calcext:value-type="float">
            <text:p>3.229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06" calcext:value-type="float">
            <text:p>0.30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1388" calcext:value-type="float">
            <text:p>3.138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1606" calcext:value-type="float">
            <text:p>1.160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1544" calcext:value-type="float">
            <text:p>2.154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5076" calcext:value-type="float">
            <text:p>2.507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9747" calcext:value-type="float">
            <text:p>2.974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0253" calcext:value-type="float">
            <text:p>2.025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6441" calcext:value-type="float">
            <text:p>2.644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3808" calcext:value-type="float">
            <text:p>3.380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603" calcext:value-type="float">
            <text:p>3.60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2914" calcext:value-type="float">
            <text:p>2.291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7031" calcext:value-type="float">
            <text:p>2.703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.1253" calcext:value-type="float">
            <text:p>3.125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656" calcext:value-type="float">
            <text:p>3.65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8132" calcext:value-type="float">
            <text:p>2.813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1812" calcext:value-type="float">
            <text:p>3.181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3053" calcext:value-type="float">
            <text:p>2.305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7714" calcext:value-type="float">
            <text:p>2.77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23" calcext:value-type="float">
            <text:p>1.6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907" calcext:value-type="float">
            <text:p>2.690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323" calcext:value-type="float">
            <text:p>2.323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254" calcext:value-type="float">
            <text:p>2.25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7289" calcext:value-type="float">
            <text:p>2.728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2169" calcext:value-type="float">
            <text:p>2.216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8587" calcext:value-type="float">
            <text:p>2.858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4745" calcext:value-type="float">
            <text:p>3.474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.1603" calcext:value-type="float">
            <text:p>2.160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1872" calcext:value-type="float">
            <text:p>3.187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8072" calcext:value-type="float">
            <text:p>2.807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3192" calcext:value-type="float">
            <text:p>1.319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295" calcext:value-type="float">
            <text:p>1.29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0647" calcext:value-type="float">
            <text:p>3.064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7367" calcext:value-type="float">
            <text:p>0.736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3939" calcext:value-type="float">
            <text:p>2.393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4922" calcext:value-type="float">
            <text:p>2.492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711" calcext:value-type="float">
            <text:p>2.71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448" calcext:value-type="float">
            <text:p>2.44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1332" calcext:value-type="float">
            <text:p>2.133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5922" calcext:value-type="float">
            <text:p>2.592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0199" calcext:value-type="float">
            <text:p>3.019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4611" calcext:value-type="float">
            <text:p>4.461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8214" calcext:value-type="float">
            <text:p>1.821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2663" calcext:value-type="float">
            <text:p>1.266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3161" calcext:value-type="float">
            <text:p>3.316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979" calcext:value-type="float">
            <text:p>1.97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101" calcext:value-type="float">
            <text:p>2.310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6592" calcext:value-type="float">
            <text:p>3.659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7281" calcext:value-type="float">
            <text:p>2.728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643" calcext:value-type="float">
            <text:p>2.964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8067" calcext:value-type="float">
            <text:p>3.806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02" calcext:value-type="float">
            <text:p>4.60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9144" calcext:value-type="float">
            <text:p>2.914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6147" calcext:value-type="float">
            <text:p>3.61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186" calcext:value-type="float">
            <text:p>2.218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1469" calcext:value-type="float">
            <text:p>4.146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86" calcext:value-type="float">
            <text:p>3.28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492" calcext:value-type="float">
            <text:p>3.04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154" calcext:value-type="float">
            <text:p>1.815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839" calcext:value-type="float">
            <text:p>4.83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7823" calcext:value-type="float">
            <text:p>2.78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337" calcext:value-type="float">
            <text:p>1.533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3392" calcext:value-type="float">
            <text:p>1.339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0062" calcext:value-type="float">
            <text:p>3.006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.6852" calcext:value-type="float">
            <text:p>2.685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0347" calcext:value-type="float">
            <text:p>3.034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7683" calcext:value-type="float">
            <text:p>2.768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9378" calcext:value-type="float">
            <text:p>1.937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2721" calcext:value-type="float">
            <text:p>4.272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6239" calcext:value-type="float">
            <text:p>3.623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1428" calcext:value-type="float">
            <text:p>4.142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9241" calcext:value-type="float">
            <text:p>2.924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2604" calcext:value-type="float">
            <text:p>3.260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6517" calcext:value-type="float">
            <text:p>3.651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4819" calcext:value-type="float">
            <text:p>2.481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1332" calcext:value-type="float">
            <text:p>3.133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3169" calcext:value-type="float">
            <text:p>3.316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2507" calcext:value-type="float">
            <text:p>4.250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4283" calcext:value-type="float">
            <text:p>3.428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22" calcext:value-type="float">
            <text:p>1.472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0911" calcext:value-type="float">
            <text:p>2.091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577" calcext:value-type="float">
            <text:p>2.57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965" calcext:value-type="float">
            <text:p>2.96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6191" calcext:value-type="float">
            <text:p>2.619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4354" calcext:value-type="float">
            <text:p>2.435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9681" calcext:value-type="float">
            <text:p>2.968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2439" calcext:value-type="float">
            <text:p>3.243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.3985" calcext:value-type="float">
            <text:p>2.398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3761" calcext:value-type="float">
            <text:p>4.376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3716" calcext:value-type="float">
            <text:p>2.371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1428" calcext:value-type="float">
            <text:p>2.142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3192" calcext:value-type="float">
            <text:p>3.319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1011" calcext:value-type="float">
            <text:p>2.10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348" calcext:value-type="float">
            <text:p>4.34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8503" calcext:value-type="float">
            <text:p>2.850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2646" calcext:value-type="float">
            <text:p>3.264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5437" calcext:value-type="float">
            <text:p>2.543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269" calcext:value-type="float">
            <text:p>2.26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3552" calcext:value-type="float">
            <text:p>3.355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9165" calcext:value-type="float">
            <text:p>2.916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.0801" calcext:value-type="float">
            <text:p>2.080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8811" calcext:value-type="float">
            <text:p>2.881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4094" calcext:value-type="float">
            <text:p>2.409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1809" calcext:value-type="float">
            <text:p>3.180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5095" calcext:value-type="float">
            <text:p>2.509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2754" calcext:value-type="float">
            <text:p>2.27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Stone Han" svg:font-family="'BabelStone Han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BabelStone Han" style:font-size-asian="10pt" style:language-asian="zh" style:country-asian="CN" style:font-name-complex="Roboto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5:06:00.638128550</meta:creation-date>
    <dc:date>2023-03-16T11:34:02.748942595</dc:date>
    <meta:editing-duration>PT13M45S</meta:editing-duration>
    <meta:editing-cycles>3</meta:editing-cycles>
    <meta:generator>LibreOffice/7.5.1.2$Linux_X86_64 LibreOffice_project/50$Build-2</meta:generator>
    <meta:document-statistic meta:table-count="1" meta:cell-count="487" meta:object-count="0"/>
  </office:meta>
</office:document-meta>
</file>